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-width="0.23cm" draw:fill="solid" draw:fill-color="#ffffff" draw:textarea-horizontal-align="justify" draw:textarea-vertical-align="middle" draw:auto-grow-height="false" fo:min-height="0.417cm" fo:min-width="1.275cm" fo:padding-top="0.135cm" fo:padding-bottom="0.135cm" fo:padding-left="0.26cm" fo:padding-right="0.26cm" draw:shadow="visible" draw:shadow-offset-x="0.051cm" draw:shadow-offset-y="0.051cm"/>
    </style:style>
    <style:style style:name="gr2" style:family="graphic" style:parent-style-name="standard">
      <style:graphic-properties svg:stroke-width="0.02cm" draw:marker-start-width="0.23cm" draw:marker-end-width="0.23cm" draw:fill="solid" draw:fill-color="#ffffff" draw:textarea-horizontal-align="justify" draw:textarea-vertical-align="middle" draw:auto-grow-height="false" fo:min-height="0.417cm" fo:min-width="1.275cm" fo:padding-top="0.135cm" fo:padding-bottom="0.135cm" fo:padding-left="0.26cm" fo:padding-right="0.26cm" draw:shadow="visible" draw:shadow-offset-x="0.04cm" draw:shadow-offset-y="0.04cm"/>
    </style:style>
    <style:style style:name="gr3" style:family="graphic" style:parent-style-name="objectwithoutfill">
      <style:graphic-properties draw:marker-start="" draw:marker-start-width="0.152cm" draw:marker-end-width="0.152cm" draw:fill="none" draw:textarea-horizontal-align="center" draw:textarea-vertical-align="middle" draw:shadow="hidden"/>
    </style:style>
    <style:style style:name="gr4" style:family="graphic" style:parent-style-name="standard">
      <style:graphic-properties svg:stroke-width="0.025cm" draw:marker-start-width="0.337cm" draw:marker-end-width="0.337cm" draw:fill-color="#ffffff" draw:textarea-horizontal-align="justify" draw:textarea-vertical-align="middle" draw:auto-grow-height="false" fo:min-height="0.295cm" fo:min-width="2.456cm" fo:padding-top="0.137cm" fo:padding-bottom="0.137cm" fo:padding-left="0.012cm" fo:padding-right="0.012cm"/>
    </style:style>
    <style:style style:name="gr5" style:family="graphic" style:parent-style-name="standard">
      <style:graphic-properties svg:stroke-width="0.025cm" draw:marker-start-width="0.337cm" draw:marker-end-width="0.337cm" draw:fill-color="#ffffff" draw:textarea-horizontal-align="justify" draw:textarea-vertical-align="middle" draw:auto-grow-height="false" fo:min-height="0.268cm" fo:min-width="2.458cm" fo:padding-top="0.137cm" fo:padding-bottom="0.137cm" fo:padding-left="0.012cm" fo:padding-right="0.012cm"/>
    </style:style>
    <style:style style:name="gr6" style:family="graphic" style:parent-style-name="standard">
      <style:graphic-properties svg:stroke-width="0.025cm" draw:marker-start-width="0.337cm" draw:marker-end-width="0.337cm" draw:fill-color="#ffffff" draw:textarea-horizontal-align="justify" draw:textarea-vertical-align="middle" draw:auto-grow-height="false" fo:min-height="0.167cm" fo:min-width="2.47cm" fo:padding-top="0.137cm" fo:padding-bottom="0.137cm" fo:padding-left="0.012cm" fo:padding-right="0.012cm"/>
    </style:style>
    <style:style style:name="gr7" style:family="graphic" style:parent-style-name="standard">
      <style:graphic-properties svg:stroke-width="0.025cm" draw:marker-start-width="0.337cm" draw:marker-end-width="0.337cm" draw:fill-color="#cc0000" draw:textarea-horizontal-align="justify" draw:textarea-vertical-align="middle" draw:auto-grow-height="false" fo:min-height="0.167cm" fo:min-width="2.47cm" fo:padding-top="0.137cm" fo:padding-bottom="0.137cm" fo:padding-left="0.012cm" fo:padding-right="0.012cm"/>
    </style:style>
    <style:style style:name="gr8" style:family="graphic" style:parent-style-name="objectwithoutfill">
      <style:graphic-properties draw:marker-start="" draw:marker-start-width="0.152cm" draw:marker-end="Arrow" draw:marker-end-width="0.152cm" draw:fill="none" draw:textarea-horizontal-align="center" draw:textarea-vertical-align="middle" draw:shadow="hidden"/>
    </style:style>
    <style:style style:name="gr9" style:family="graphic" style:parent-style-name="objectwithoutfill">
      <style:graphic-properties draw:stroke="dash" draw:stroke-dash="Dashed_20__28_var_29_" draw:marker-start="" draw:marker-end="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2.53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color="#000000" fo:font-size="8pt" fo:font-weight="bold" style:font-size-asian="8pt" style:font-size-complex="8pt"/>
    </style:style>
    <style:style style:name="P3" style:family="paragraph">
      <loext:graphic-properties draw:fill="none"/>
      <style:paragraph-properties fo:text-align="center"/>
      <style:text-properties fo:font-size="7pt" fo:font-weight="bold"/>
    </style:style>
    <style:style style:name="P4" style:family="paragraph">
      <loext:graphic-properties draw:fill-color="#ffffff"/>
      <style:paragraph-properties fo:text-align="center"/>
      <style:text-properties fo:font-size="7pt" fo:font-weight="bold" style:font-size-asian="8pt" style:font-weight-asian="bold" style:font-size-complex="8pt" style:font-weight-complex="bold"/>
    </style:style>
    <style:style style:name="P5" style:family="paragraph">
      <loext:graphic-properties draw:fill-color="#ffffff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6" style:family="paragraph">
      <style:paragraph-properties fo:text-align="center"/>
      <style:text-properties fo:color="#ffffff"/>
    </style:style>
    <style:style style:name="P7" style:family="paragraph">
      <loext:graphic-properties draw:fill-color="#cc0000"/>
      <style:paragraph-properties fo:text-align="center"/>
      <style:text-properties fo:color="#ffffff" fo:font-size="7pt" fo:font-weight="bold" style:font-size-asian="8pt" style:font-weight-asian="bold" style:font-size-complex="8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end"/>
      <style:text-properties fo:font-style="normal" style:font-style-asian="normal" style:font-style-complex="normal"/>
    </style:style>
    <style:style style:name="P10" style:family="paragraph">
      <loext:graphic-properties draw:fill="none" draw:fill-color="#ffffff"/>
      <style:paragraph-properties fo:text-align="end"/>
      <style:text-properties style:font-name="Courier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T1" style:family="text">
      <style:text-properties fo:color="#000000" fo:font-size="8pt" fo:font-weight="bold" style:font-size-asian="8pt" style:font-size-complex="8pt"/>
    </style:style>
    <style:style style:name="T2" style:family="text">
      <style:text-properties fo:color="#000000" fo:font-size="7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7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fo:color="#000000" style:text-position="-33% 58%" fo:font-size="7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5" style:family="text">
      <style:text-properties fo:color="#000000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T6" style:family="text">
      <style:text-properties fo:color="#000000" fo:font-size="7pt" fo:font-style="italic" fo:font-weight="bold" style:font-size-asian="7pt" style:font-style-asian="italic" style:font-size-complex="7pt" style:font-style-complex="italic"/>
    </style:style>
    <style:style style:name="T7" style:family="text">
      <style:text-properties fo:color="#000000" style:text-position="-33% 58%" fo:font-size="7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8" style:family="text">
      <style:text-properties fo:color="#000000" style:text-position="-33% 58%" fo:font-size="7pt" fo:font-style="italic" fo:font-weight="bold" style:font-size-asian="7pt" style:font-style-asian="italic" style:font-size-complex="7pt" style:font-style-complex="italic"/>
    </style:style>
    <style:style style:name="T9" style:family="text">
      <style:text-properties fo:font-size="7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0" style:family="text">
      <style:text-properties style:font-name="Courier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T11" style:family="text">
      <style:text-properties fo:color="#000000" style:font-name="Courier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T12" style:family="text">
      <style:text-properties fo:color="#000000" style:text-position="-33% 58%" style:font-name="Courier1" fo:font-size="7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3" style:family="text">
      <style:text-properties fo:color="#000000" style:text-position="0% 100%" style:font-name="Courier1" fo:font-size="7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4" style:family="text">
      <style:text-properties fo:color="#000000" style:text-position="0% 100%" style:font-name="Courier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795cm" svg:height="0.687cm" svg:x="0.115cm" svg:y="0.065cm">
          <text:p text:style-name="P1"><text:span text:style-name="T1">SSLv2 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95cm" svg:height="0.687cm" svg:x="5.183cm" svg:y="0.075cm">
          <text:p text:style-name="P1"><text:span text:style-name="T1">SSLv2</text:span></text:p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22cm" svg:y1="1.298cm" svg:x2="4.49cm" svg:y2="1.298cm">
          <text:p/>
        </draw:line>
        <draw:custom-shape draw:style-name="gr4" draw:text-style-name="P4" draw:layer="layout" svg:width="2.54cm" svg:height="0.629cm" svg:x="0.706cm" svg:y="1.012cm">
          <text:p text:style-name="P1"><text:span text:style-name="T2">ClientHello: </text:span></text:p>
          <text:p text:style-name="P1"><text:span text:style-name="T3">cs</text:span><text:span text:style-name="T4">C</text:span><text:span text:style-name="T2">, </text:span><text:span text:style-name="T3">r</text:span><text:span text:style-name="T4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54cm" svg:height="0.6cm" svg:x="0.7cm" svg:y="2.412cm">
          <text:p text:style-name="P1"><text:span text:style-name="T5">ClientMasterKey: cs,</text:span></text:p>
          <text:p text:style-name="P1"><text:span text:style-name="T6">mk</text:span><text:span text:style-name="T7">clear </text:span><text:span text:style-name="T6">, enc</text:span><text:span text:style-name="T8">pk</text:span><text:span text:style-name="T6">(mk</text:span><text:span text:style-name="T7">secret </text:span><text:span text:style-name="T6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2.54cm" svg:height="0.487cm" svg:x="0.694cm" svg:y="4.208cm">
          <text:p text:style-name="P1"><text:span text:style-name="T2">(Client-) Fini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2.54cm" svg:height="0.487cm" svg:x="3.915cm" svg:y="3.712cm">
          <text:p text:style-name="P6"><text:span text:style-name="T9">ServerVer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2.54cm" svg:height="0.487cm" svg:x="3.923cm" svg:y="4.738cm">
          <text:p text:style-name="P1"><text:span text:style-name="T2">(Server-) Fini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3.932cm" svg:y1="4.99cm" svg:x2="2.662cm" svg:y2="4.99cm">
          <text:p/>
        </draw:line>
        <draw:line draw:style-name="gr9" draw:text-style-name="P8" draw:layer="layout" svg:x1="0.066cm" svg:y1="3.369cm" svg:x2="1.336cm" svg:y2="3.369cm">
          <text:p/>
        </draw:line>
        <draw:frame draw:style-name="gr10" draw:text-style-name="P10" draw:layer="layout" svg:width="4.129cm" svg:height="0.335cm" svg:x="1.505cm" svg:y="3.215cm">
          <draw:text-box>
            <text:p text:style-name="P9"><text:span text:style-name="T10">master_key = </text:span><text:span text:style-name="T11">mk</text:span><text:span text:style-name="T12">clear</text:span><text:span text:style-name="T13"> || </text:span><text:span text:style-name="T14">mk</text:span><text:span text:style-name="T12">secret </text:span></text:p>
          </draw:text-box>
        </draw:frame>
        <draw:custom-shape draw:style-name="gr4" draw:text-style-name="P4" draw:layer="layout" svg:width="2.54cm" svg:height="0.629cm" svg:x="3.94cm" svg:y="1.646cm">
          <text:p text:style-name="P1"><text:span text:style-name="T2">ServerHello: </text:span></text:p>
          <text:p text:style-name="P1"><text:span text:style-name="T2">cert, </text:span><text:span text:style-name="T3">cs</text:span><text:span text:style-name="T7">S</text:span><text:span text:style-name="T2">, </text:span><text:span text:style-name="T3">r</text:span><text:span text:style-name="T7">S</text:span><text:span text:style-name="T2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3.223cm" svg:y1="2.715cm" svg:x2="4.493cm" svg:y2="2.715cm">
          <text:p/>
        </draw:line>
        <draw:line draw:style-name="gr3" draw:text-style-name="P3" draw:layer="layout" svg:x1="3.226cm" svg:y1="4.446cm" svg:x2="4.496cm" svg:y2="4.446cm">
          <text:p/>
        </draw:line>
        <draw:line draw:style-name="gr8" draw:text-style-name="P3" draw:layer="layout" svg:x1="3.946cm" svg:y1="1.949cm" svg:x2="2.676cm" svg:y2="1.949cm">
          <text:p/>
        </draw:line>
        <draw:line draw:style-name="gr8" draw:text-style-name="P3" draw:layer="layout" svg:x1="3.927cm" svg:y1="3.952cm" svg:x2="2.657cm" svg:y2="3.952cm">
          <text:p/>
        </draw:line>
        <draw:line draw:style-name="gr9" draw:text-style-name="P8" draw:layer="layout" svg:x1="5.731cm" svg:y1="3.369cm" svg:x2="7.001cm" svg:y2="3.3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="Arrow" draw:marker-start-width="0.3cm" draw:marker-start-center="false" draw:marker-end="Arrow" draw:marker-end-width="0.3cm" draw:marker-end-center="false" draw:fill="solid" draw:fill-color="#3465a4" draw:fill-image-width="0cm" draw:fill-image-height="0cm" fo:padding-top="0cm" fo:padding-bottom="0cm" fo:padding-left="0cm" fo:padding-right="0cm" draw:shadow="hidden" draw:shadow-offset-x="0.051cm" draw:shadow-offset-y="0.051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width="0.025cm" draw:marker-start-width="0.203cm" draw:marker-start-center="false" draw:marker-end-width="0.20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112cm" fo:page-height="5.3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Schinzel</meta:initial-creator>
    <meta:creation-date>2011-06-13T20:19:36</meta:creation-date>
    <dc:date>2016-01-20T19:37:16.257981554</dc:date>
    <meta:editing-duration>PT2H10M18S</meta:editing-duration>
    <meta:editing-cycles>41</meta:editing-cycles>
    <meta:generator>LibreOffice/5.0.2.2$Linux_X86_64 LibreOffice_project/00m0$Build-2</meta:generator>
    <dc:creator>juraj </dc:creator>
    <meta:document-statistic meta:object-count="17"/>
  </office:meta>
</office:document-meta>
</file>